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86mm"/>
    </style:style>
    <style:style style:name="co2" style:family="table-column">
      <style:table-column-properties fo:break-before="auto" style:column-width="43.5mm"/>
    </style:style>
    <style:style style:name="co3" style:family="table-column">
      <style:table-column-properties fo:break-before="auto" style:column-width="36.49mm"/>
    </style:style>
    <style:style style:name="co4" style:family="table-column">
      <style:table-column-properties fo:break-before="auto" style:column-width="46.06mm"/>
    </style:style>
    <style:style style:name="co5" style:family="table-column">
      <style:table-column-properties fo:break-before="auto" style:column-width="36.71mm"/>
    </style:style>
    <style:style style:name="co6" style:family="table-column">
      <style:table-column-properties fo:break-before="auto" style:column-width="37.7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Variavel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Segmento</text:p>
          </table:table-cell>
          <table:table-cell office:value-type="string" calcext:value-type="string">
            <text:p>Expectativa</text:p>
          </table:table-cell>
          <table:table-cell office:value-type="string" calcext:value-type="string">
            <text:p>Conclusao</text:p>
          </table:table-cell>
          <table:table-cell office:value-type="string" calcext:value-type="string">
            <text:p>Comentarios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MSSUBCLASS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SZONING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TFRONTAGE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TAREA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REET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LEY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TSHAPE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NDCONTOUR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TILITI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TCONFI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NDSLOP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EIGHBORHOO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DITION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DTION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LDGTYP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USESTY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VERALLQU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VERALLCO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YEARBUIL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YEARREMODAD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OFSTY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OFMAT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TERIOR1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TERIOR2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SVNRTYP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SVNRARE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TERQU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TERCO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UND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SMTQU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SMTFINTYPE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SMTFINSF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SMTUNS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BSMTS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EAT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EATINGQ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ENTRALAI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LECTRIC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STFLRS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NDFLRS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WQUALFINS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RLIVARE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SMTFULLBA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SMTHALFBA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ULLBA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LFBA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EDROOMABVG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ITCHENABVG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ITCHENQU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RMSABVGR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UNCTION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REPLAC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REPLACEQU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ARAGETYP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ARAGEYRBL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ARAGEFINIS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ARAGECA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ARAGEARE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ARAGEQU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ARAGECO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VEDDRIV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OODDECKS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PENPORCHS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NCLOSEDPOR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SSNPOR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CREENPOR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OLARE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OLQ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N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SCFEAT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SCV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SOL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YRSOL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LETYP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LECONDI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LEPRIC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20:24:33.889945860</meta:creation-date>
    <dc:date>2018-01-30T21:48:54.118463317</dc:date>
    <meta:editing-duration>PT13M19S</meta:editing-duration>
    <meta:editing-cycles>1</meta:editing-cycles>
    <meta:document-statistic meta:table-count="1" meta:cell-count="96" meta:object-count="0"/>
    <meta:generator>LibreOffice/5.1.6.2$Linux_X86_64 LibreOffice_project/10m0$Build-2</meta:generator>
  </office:meta>
</office:document-meta>
</file>